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 style:list-style-name="L4">
      <style:paragraph-properties style:writing-mode="lr-tb"/>
    </style:style>
    <style:style style:name="P9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📖 Guide interne – Gestion des plans &amp; options (Vivaya)</text:h>
      <text:h text:style-name="Heading_20_2" text:outline-level="2">🎯 Objectif</text:h>
      <text:p text:style-name="Text_20_body">Cette page explique comment ajouter un <text:span text:style-name="Strong_20_Emphasis">nouveau type d’abonnement</text:span> (plan) ou une <text:span text:style-name="Strong_20_Emphasis">nouvelle option</text:span> (feature) via l’interface <text:span text:style-name="Source_20_Text">/admin/plans</text:span> et Supabase.</text:p>
      <text:p text:style-name="Horizontal_20_Line"/>
      <text:h text:style-name="Heading_20_2" text:outline-level="2">🪙 Ajouter un nouveau type d’abonnement (plan)</text:h>
      <text:list text:style-name="L1">
        <text:list-item>
          <text:p text:style-name="P1"><text:span text:style-name="Strong_20_Emphasis">Ouvrir Supabase → Table </text:span><text:span text:style-name="Strong_20_Emphasis"><text:span text:style-name="Source_20_Text">plan_tiers</text:span></text:span><text:span text:style-name="Strong_20_Emphasis">.</text:span></text:p>
        </text:list-item>
        <text:list-item>
          <text:p text:style-name="P1">Ajouter une ligne avec :</text:p>
          <text:list>
            <text:list-item>
              <text:p text:style-name="P1"><text:span text:style-name="Strong_20_Emphasis">id</text:span> → identifiant technique en anglais, sans espace (ex: <text:span text:style-name="Source_20_Text">free</text:span>, <text:span text:style-name="Source_20_Text">premium</text:span>, <text:span text:style-name="Source_20_Text">gold</text:span>, <text:span text:style-name="Source_20_Text">vip</text:span>).</text:p>
            </text:list-item>
            <text:list-item>
              <text:p text:style-name="P1"><text:span text:style-name="Strong_20_Emphasis">label</text:span> → nom lisible en français (ex: <text:span text:style-name="Source_20_Text">Gratuit</text:span>, <text:span text:style-name="Source_20_Text">Premium</text:span>, <text:span text:style-name="Source_20_Text">VIP</text:span>).</text:p>
            </text:list-item>
          </text:list>
        </text:list-item>
      </text:list>
      <text:p text:style-name="Text_20_body">👉 Exemple SQL si tu préfères :</text:p>
      <text:p text:style-name="P2"><text:span text:style-name="Source_20_Text">insert into plan_tiers (id, label) values ('premium', 'Premium');</text:span></text:p>
      <text:list text:style-name="L2">
        <text:list-item>
          <text:p text:style-name="P3">Recharger la page <text:span text:style-name="Source_20_Text">/admin/plans</text:span> → le plan apparaît dans la liste déroulante.</text:p>
        </text:list-item>
      </text:list>
      <text:p text:style-name="Horizontal_20_Line"/>
      <text:h text:style-name="Heading_20_2" text:outline-level="2">⚙️ Ajouter une nouvelle option (feature)</text:h>
      <text:list text:style-name="L3">
        <text:list-item>
          <text:p text:style-name="P4">Dans <text:span text:style-name="Source_20_Text">/admin/plans</text:span>, choisir le plan à modifier (ex: <text:span text:style-name="Source_20_Text">premium</text:span>).</text:p>
        </text:list-item>
        <text:list-item>
          <text:p text:style-name="P4">En bas du tableau, remplir :</text:p>
          <text:list>
            <text:list-item>
              <text:p text:style-name="P4"><text:span text:style-name="Strong_20_Emphasis">feature_key</text:span> → nom technique (ex: <text:span text:style-name="Source_20_Text">daily_send_limit</text:span>, <text:span text:style-name="Source_20_Text">priority_support</text:span>).</text:p>
            </text:list-item>
            <text:list-item>
              <text:p text:style-name="P4"><text:span text:style-name="Strong_20_Emphasis">feature_value (JSON)</text:span> → valeur au format JSON.<text:line-break/>Exemples :</text:p>
              <text:list>
                <text:list-item>
                  <text:p text:style-name="P4"><text:span text:style-name="Source_20_Text">{ "limit": 50 }</text:span> (limite numérique)</text:p>
                </text:list-item>
                <text:list-item>
                  <text:p text:style-name="P4"><text:span text:style-name="Source_20_Text">{ "enabled": true }</text:span> (option activée)</text:p>
                </text:list-item>
                <text:list-item>
                  <text:p text:style-name="P4"><text:span text:style-name="Source_20_Text">{ "days": 30 }</text:span> (durée en jours)</text:p>
                </text:list-item>
              </text:list>
            </text:list-item>
          </text:list>
        </text:list-item>
        <text:list-item>
          <text:p text:style-name="P4">Cliquer sur <text:span text:style-name="Strong_20_Emphasis">Ajouter / Mettre à jour</text:span> → la règle est sauvée.</text:p>
        </text:list-item>
      </text:list>
      <text:p text:style-name="Horizontal_20_Line"/>
      <text:h text:style-name="Heading_20_2" text:outline-level="2"><text:soft-page-break/>📝 Traductions FR des clés</text:h>
      <text:list text:style-name="L4">
        <text:list-item>
          <text:p text:style-name="P5">Par défaut, chaque clé est affichée telle quelle (<text:span text:style-name="Source_20_Text">daily_send_limit</text:span>).</text:p>
        </text:list-item>
        <text:list-item>
          <text:p text:style-name="P5">Pour plus de clarté, une traduction FR apparaît <text:span text:style-name="Strong_20_Emphasis">sous la clé</text:span> (ex: “Limite quotidienne d’envois”).</text:p>
        </text:list-item>
        <text:list-item>
          <text:p text:style-name="P5">Ces traductions sont gérées dans le fichier :</text:p>
          <text:p text:style-name="P6"><text:span text:style-name="Source_20_Text">/pages/admin/plans.tsx → const FEATURE_LABELS</text:span></text:p>
        </text:list-item>
        <text:list-item>
          <text:p text:style-name="P5">Si tu ajoutes une nouvelle clé (ex: <text:span text:style-name="Source_20_Text">priority_support</text:span>), ajoute sa traduction dans ce dictionnaire :</text:p>
          <text:p text:style-name="P7"><text:span text:style-name="Source_20_Text">const FEATURE_LABELS: Record&lt;string, string&gt; = {</text:span></text:p>
          <text:p text:style-name="P8"><text:span text:style-name="Source_20_Text"><text:s text:c="2"/>daily_send_limit: "Limite quotidienne d’envois",</text:span></text:p>
          <text:p text:style-name="P8"><text:span text:style-name="Source_20_Text"><text:s text:c="2"/>see_profile_views: "Voir qui a consulté mon profil",</text:span></text:p>
          <text:p text:style-name="P8"><text:span text:style-name="Source_20_Text"><text:s text:c="2"/>priority_support: "Support prioritaire (Premium uniquement)",</text:span></text:p>
          <text:p text:style-name="P9"><text:span text:style-name="Source_20_Text">}</text:span></text:p>
        </text:list-item>
      </text:list>
      <text:p text:style-name="Horizontal_20_Line"/>
      <text:h text:style-name="Heading_20_2" text:outline-level="2">📊 Exemple concret</text:h>
      <text:list text:style-name="L5">
        <text:list-item>
          <text:p text:style-name="P10">Plan <text:span text:style-name="Source_20_Text">free</text:span> :</text:p>
          <text:list>
            <text:list-item>
              <text:p text:style-name="P10"><text:span text:style-name="Source_20_Text">daily_send_limit</text:span> → <text:span text:style-name="Source_20_Text">{ "limit": 20 }</text:span></text:p>
            </text:list-item>
            <text:list-item>
              <text:p text:style-name="P10"><text:span text:style-name="Source_20_Text">see_profile_views</text:span> → <text:span text:style-name="Source_20_Text">{ "enabled": false }</text:span></text:p>
            </text:list-item>
          </text:list>
        </text:list-item>
        <text:list-item>
          <text:p text:style-name="P10">Plan <text:span text:style-name="Source_20_Text">premium</text:span> :</text:p>
          <text:list>
            <text:list-item>
              <text:p text:style-name="P10"><text:span text:style-name="Source_20_Text">daily_send_limit</text:span> → <text:span text:style-name="Source_20_Text">{ "limit": 200 }</text:span></text:p>
            </text:list-item>
            <text:list-item>
              <text:p text:style-name="P10"><text:span text:style-name="Source_20_Text">see_profile_views</text:span> → <text:span text:style-name="Source_20_Text">{ "enabled": true }</text:span></text:p>
            </text:list-item>
            <text:list-item>
              <text:p text:style-name="P10"><text:span text:style-name="Source_20_Text">priority_support</text:span> → <text:span text:style-name="Source_20_Text">{ "enabled": true }</text:span></text:p>
            </text:list-item>
          </text:list>
        </text:list-item>
      </text:list>
      <text:p text:style-name="Text_20_body">Résultat : les utilisateurs premium ont plus d’envois/jour, voient qui a visité leur profil et ont accès au support prioritaire.</text:p>
      <text:p text:style-name="Horizontal_20_Line"/>
      <text:h text:style-name="Heading_20_2" text:outline-level="2">✅ Bonnes pratiques</text:h>
      <text:list text:style-name="L6">
        <text:list-item>
          <text:p text:style-name="P11">Toujours écrire les <text:span text:style-name="Strong_20_Emphasis">clés en anglais snake_case</text:span> (ex: <text:span text:style-name="Source_20_Text">daily_send_limit</text:span>).</text:p>
        </text:list-item>
        <text:list-item>
          <text:p text:style-name="P11">Toujours mettre les valeurs au format <text:span text:style-name="Strong_20_Emphasis">JSON valide</text:span> (les guillemets sont obligatoires autour des chaînes).</text:p>
        </text:list-item>
        <text:list-item>
          <text:p text:style-name="P11">Ajouter la <text:span text:style-name="Strong_20_Emphasis">traduction FR</text:span> dans <text:span text:style-name="Source_20_Text">FEATURE_LABELS</text:span> si la clé est nouvelle.</text:p>
        </text:list-item>
        <text:list-item>
          <text:p text:style-name="P11">Éviter les doublons de clés (un plan ne doit avoir qu’une seule fois <text:span text:style-name="Source_20_Text">daily_send_limit</text:span>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5:36:25.031425700</meta:creation-date>
    <dc:date>2025-08-27T15:37:19.576987000</dc:date>
    <meta:editing-duration>PT55S</meta:editing-duration>
    <meta:editing-cycles>1</meta:editing-cycles>
    <meta:document-statistic meta:table-count="0" meta:image-count="0" meta:object-count="0" meta:page-count="2" meta:paragraph-count="45" meta:word-count="390" meta:character-count="2373" meta:non-whitespace-character-count="2055"/>
    <meta:generator>LibreOffice/25.2.5.2$Windows_X86_64 LibreOffice_project/03d19516eb2e1dd5d4ccd751a0d6f35f35e08022</meta:generator>
  </office:meta>
</office:document-meta>
</file>